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color="#ff3333"/>
    </style:style>
    <style:style style:name="T3" style:family="text">
      <style:text-properties fo:color="#ff3333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fo:color="#ff3333"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4cm">
          <text:p text:style-name="P1">FIND_AND_LOCK</text:p>
        </draw:rect>
        <draw:connector draw:style-name="Conector" draw:layer="layout" svg:x1="9.5cm" svg:y1="2.75cm" svg:x2="9.5cm" svg:y2="4cm" draw:start-shape="id1" draw:start-glue-point="2" draw:end-shape="id2" draw:end-glue-point="0" svg:d="M9500 2750v1250" svg:viewBox="0 0 1 1251">
          <text:p>in={mod, addr, blocking, read, retry}</text:p>
          <text:p><text:span text:style-name="T1">out={err, set, way, state, tag, dir_lock, port_locked,</text:span><text:span text:style-name="T1"> </text:span><text:span text:style-name="T2">valid</text:span><text:span text:style-name="T1">}</text:span></text:p>
        </draw:connector>
        <draw:connector draw:style-name="Conector" draw:layer="layout" svg:x1="9.5cm" svg:y1="6.25cm" svg:x2="9.5cm" svg:y2="8.75cm" draw:start-shape="id3" draw:start-glue-point="2" draw:end-shape="id4" draw:end-glue-point="0" svg:d="M9500 6250v2500" svg:viewBox="0 0 1 2501">
          <text:p>- set ret.port_locked flag</text:p>
          <text:p>- look for block → {set, way, state, tag}</text:p>
          <text:p>- lock directory entries → {dir_lock}</text:p>
          <text:p><text:tab/>- depending on blocking, ret with err=1 (unlock port),</text:p>
          <text:p><text:tab/> <text:s/>or wait until directory gets unlocked</text:p>
          <text:p>- directory entry locked</text:p>
        </draw:connector>
        <draw:custom-shape draw:style-name="gr2" draw:text-style-name="P1" xml:id="id5" draw:id="id5" draw:layer="layout" svg:width="0.5cm" svg:height="0.5cm" svg:x="9.25cm" svg:y="10.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6" draw:id="id6" draw:layer="layout" svg:width="4.5cm" svg:height="0.5cm" svg:x="5.75cm" svg:y="17.5cm">
          <text:p text:style-name="P1">FIND_AND_LOCK_FINISH</text:p>
        </draw:rect>
        <draw:connector draw:style-name="Conector" draw:text-style-name="P2" draw:layer="layout" svg:x1="9.25cm" svg:y1="10.3cm" svg:x2="8cm" svg:y2="17.5cm" draw:start-shape="id5" draw:start-glue-point="5" draw:end-shape="id6" draw:end-glue-point="0" svg:d="M9250 10300h-1250v7200" svg:viewBox="0 0 1251 7201">
          <text:p text:style-name="P2">hit</text:p>
          <text:p text:style-name="P2"><text:span text:style-name="T3">- valid = 1</text:span></text:p>
        </draw:connector>
        <draw:connector draw:style-name="Conector" draw:layer="layout" svg:x1="9.75cm" svg:y1="10.3cm" svg:x2="15.25cm" svg:y2="11cm" draw:start-shape="id5" draw:start-glue-point="7" draw:end-shape="id7" draw:end-glue-point="4" svg:d="M9750 10300h5500v700" svg:viewBox="0 0 5501 701">
          <text:p><text:tab/><text:tab/><text:tab/><text:tab/><text:tab/><text:tab/><text:tab/><text:tab/><text:tab/><text:tab/><text:tab/><text:span text:style-name="T4">miss </text:span></text:p>
        </draw:connector>
        <draw:rect draw:style-name="gr3" draw:text-style-name="P1" draw:layer="layout" svg:width="3cm" svg:height="0.5cm" svg:x="6.5cm" svg:y="21cm">
          <text:p/>
        </draw:rect>
        <draw:connector draw:style-name="Conector" draw:layer="layout" svg:x1="8cm" svg:y1="18cm" svg:x2="8cm" svg:y2="21cm" draw:start-shape="id6" draw:start-glue-point="2" svg:d="M8000 18000v3000" svg:viewBox="0 0 1 3001">
          <text:p>- if err → ret.err=1, unlock, ret</text:p>
          <text:p>- if mod.kind==main_memory:</text:p>
          <text:p><text:tab/>- set tag of block</text:p>
          <text:p><text:tab/>- set state to E</text:p>
          <text:p><text:span text:style-name="T1">- ret.set=set, ret.way=way, ret.state=state,</text:span></text:p>
          <text:p><text:span text:style-name="T1"><text:tab/></text:span><text:span text:style-name="T1">ret.tag=tag, ret.dir_lock=dir_lock, </text:span><text:span text:style-name="T2">ret.valid = valid</text:span></text:p>
          <text:p>- return</text:p>
        </draw:connector>
        <draw:rect draw:style-name="gr3" draw:text-style-name="P1" xml:id="id1" draw:id="id1" draw:layer="layout" svg:width="3cm" svg:height="0.5cm" svg:x="8cm" svg:y="2.25cm">
          <text:p/>
        </draw:rect>
        <draw:rect draw:style-name="gr1" draw:text-style-name="P1" xml:id="id4" draw:id="id4" draw:layer="layout" svg:width="4.5cm" svg:height="0.5cm" svg:x="7.25cm" svg:y="8.75cm">
          <text:p text:style-name="P1">FIND_AND_LOCK_ACTION</text:p>
        </draw:rect>
        <draw:connector draw:style-name="Conector" draw:layer="layout" svg:x1="9.5cm" svg:y1="9.25cm" svg:x2="9.5cm" svg:y2="10.05cm" draw:start-shape="id4" draw:start-glue-point="2" draw:end-shape="id5" draw:end-glue-point="4" svg:d="M9500 9250v800" svg:viewBox="0 0 1 801">
          <text:p/>
          <text:p>- hit/miss?</text:p>
        </draw:connector>
        <draw:rect draw:style-name="gr1" draw:text-style-name="P1" xml:id="id3" draw:id="id3" draw:layer="layout" svg:width="4cm" svg:height="0.5cm" svg:x="7.5cm" svg:y="5.75cm">
          <text:p text:style-name="P1">FIND_AND_LOCK_PORT</text:p>
        </draw:rect>
        <draw:connector draw:style-name="Conector" draw:layer="layout" svg:x1="9.5cm" svg:y1="4.5cm" svg:x2="9.5cm" svg:y2="5.75cm" draw:start-shape="id2" draw:start-glue-point="2" draw:end-shape="id3" draw:end-glue-point="0" svg:d="M9500 4500v1250" svg:viewBox="0 0 1 1251">
          <text:p><text:span text:style-name="T5">- update stats ← {read, retry}</text:span></text:p>
          <text:p><text:span text:style-name="T5">- retstack: set=way=state=err=</text:span><text:span text:style-name="T6">valid =</text:span><text:span text:style-name="T5"> 0</text:span></text:p>
          <text:p><text:span text:style-name="T5">- lock a port</text:span></text:p>
        </draw:connector>
        <draw:custom-shape draw:style-name="gr2" draw:text-style-name="P1" xml:id="id7" draw:id="id7" draw:layer="layout" svg:width="0.5cm" svg:height="0.5cm" svg:x="15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5.25cm" svg:y1="11.5cm" svg:x2="15.25cm" svg:y2="14cm" draw:start-shape="id7" draw:start-glue-point="6" svg:d="M15250 11500v2500" svg:viewBox="0 0 1 2501">
          <text:p><text:span text:style-name="T4">Write-back</text:span></text:p>
          <text:p><text:span text:style-name="T4"/></text:p>
        </draw:connector>
        <draw:connector draw:style-name="Conector" draw:text-style-name="P2" draw:layer="layout" svg:x1="15cm" svg:y1="11.25cm" svg:x2="11.5cm" svg:y2="12.25cm" draw:start-shape="id7" draw:start-glue-point="5" draw:end-shape="id8" draw:end-glue-point="4" svg:d="M15000 11250h-3500v1000" svg:viewBox="0 0 3501 1001">
          <text:p><text:span text:style-name="T4">Write-through</text:span></text:p>
          <text:p><text:span text:style-name="T7">cache level?</text:span></text:p>
        </draw:connector>
        <draw:rect draw:style-name="gr1" draw:text-style-name="P1" xml:id="id9" draw:id="id9" draw:layer="layout" svg:width="4.5cm" svg:height="0.5cm" svg:x="13cm" svg:y="14cm">
          <text:p text:style-name="P1">FIND_AND_LOCK_VICTIM</text:p>
        </draw:rect>
        <draw:custom-shape draw:style-name="gr2" draw:text-style-name="P1" xml:id="id8" draw:id="id8" draw:layer="layout" svg:width="0.5cm" svg:height="0.5cm" svg:x="11.25cm" svg:y="12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text-style-name="P2" draw:layer="layout" svg:x1="15.25cm" svg:y1="14.5cm" svg:x2="10.25cm" svg:y2="17.75cm" draw:start-shape="id9" draw:start-glue-point="2" draw:end-shape="id6" draw:end-glue-point="1" svg:d="M15250 14500v3250h-5000" svg:viewBox="0 0 5001 3251">
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- find victim block</text:span></text:p>
          <text:p><text:tab/><text:tab/><text:tab/><text:tab/><text:tab/><text:tab/><text:tab/><text:tab/><text:tab/><text:tab/>- update LRU counters</text:p>
          <text:p><text:tab/><text:tab/><text:tab/><text:tab/><text:tab/><text:tab/><text:tab/><text:tab/><text:tab/><text:tab/>- set transient tag for block</text:p>
          <text:p><text:tab/><text:tab/><text:tab/><text:tab/><text:tab/><text:tab/><text:tab/><text:tab/><text:tab/><text:tab/>- apply directory latency</text:p>
          <text:p><text:tab/><text:tab/><text:tab/><text:tab/><text:tab/><text:tab/><text:tab/><text:tab/><text:tab/><text:tab/>- unlock port</text:p>
          <text:p><text:tab/><text:tab/><text:tab/><text:tab/><text:tab/><text:tab/><text:tab/><text:tab/><text:tab/><text:tab/>(in main memory, a miss means</text:p>
          <text:p><text:tab/><text:tab/><text:tab/><text:tab/><text:tab/><text:tab/><text:tab/><text:tab/><text:tab/><text:tab/><text:tab/>directory conflict)</text:p>
          <text:p><text:tab/><text:tab/><text:tab/><text:tab/><text:tab/><text:tab/><text:tab/><text:tab/><text:tab/><text:tab/>- if mod.policy = write-back</text:p>
          <text:p><text:tab/><text:tab/><text:tab/><text:tab/><text:tab/><text:tab/><text:tab/><text:tab/><text:tab/><text:tab/><text:tab/>- call EVICT(mod, set, way)</text:p>
          <text:p><text:tab/><text:tab/><text:tab/><text:tab/><text:tab/><text:tab/><text:tab/><text:tab/><text:tab/><text:tab/><text:tab/>→ {err}</text:p>
          <text:p><text:tab/><text:tab/><text:tab/><text:tab/><text:tab/><text:tab/><text:tab/><text:tab/><text:tab/><text:tab/>- if err = 0 | mod.policy = write-through</text:p>
          <text:p><text:tab/><text:tab/><text:tab/><text:tab/><text:tab/><text:tab/><text:tab/><text:tab/><text:tab/><text:tab/><text:tab/><text:span text:style-name="T2">valid = 1</text:span></text:p>
        </draw:connector>
        <draw:connector draw:style-name="Conector" draw:text-style-name="P2" draw:layer="layout" svg:x1="11.75cm" svg:y1="12.5cm" svg:x2="13cm" svg:y2="14.25cm" draw:start-shape="id8" draw:start-glue-point="7" svg:d="M11750 12500h876v1750h374" svg:viewBox="0 0 1251 1751">
          <text:p text:style-name="P2"><text:span text:style-name="T7"><text:tab/></text:span><text:span text:style-name="T7"><text:tab/></text:span><text:span text:style-name="T7">main memory</text:span></text:p>
        </draw:connector>
        <draw:connector draw:style-name="Conector" draw:text-style-name="P2" draw:layer="layout" svg:x1="11.25cm" svg:y1="12.5cm" svg:x2="10.25cm" svg:y2="17.75cm" draw:start-shape="id8" draw:start-glue-point="5" draw:end-shape="id6" draw:end-glue-point="1" svg:d="M11250 12500h-501v2626h1v2624h-500" svg:viewBox="0 0 1001 5251">
          <text:p text:style-name="P2"><text:tab/><text:span text:style-name="T7">cache</text:span></text:p>
          <text:p text:style-name="P2"><text:span text:style-name="T3"><text:tab/></text:span><text:span text:style-name="T3">- valid = 0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5-10-22T22:29:46.818097499</dc:date>
    <meta:editing-duration>PT5H21M2S</meta:editing-duration>
    <meta:editing-cycles>30</meta:editing-cycles>
    <meta:generator>LibreOffice/4.2.8.2$Linux_x86 LibreOffice_project/420m0$Build-2</meta:generator>
    <meta:document-statistic meta:object-count="22"/>
    <meta:user-defined meta:name="Información 1"/>
    <meta:user-defined meta:name="Información 2"/>
    <meta:user-defined meta:name="Información 3"/>
    <meta:user-defined meta:name="Información 4"/>
  </office:meta>
</office:document-meta>
</file>